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24pt" fo:language="el" fo:country="GR" style:font-size-asian="24pt" style:font-size-complex="24pt"/>
    </style:style>
    <style:style style:name="P2" style:family="paragraph" style:parent-style-name="Standard">
      <style:text-properties fo:font-size="24pt" fo:language="el" fo:country="GR" style:font-size-asian="24pt" style:language-asian="ja" style:country-asian="JP" style:font-size-complex="24pt"/>
    </style:style>
    <style:style style:name="P3" style:family="paragraph" style:parent-style-name="Standard">
      <style:text-properties fo:font-size="32pt" fo:language="el" fo:country="GR" style:font-size-asian="32pt" style:language-asian="ja" style:country-asian="JP" style:font-size-complex="32pt"/>
    </style:style>
    <style:style style:name="P4" style:family="paragraph" style:parent-style-name="Standard">
      <style:text-properties fo:font-size="18pt" fo:language="el" fo:country="GR" style:font-size-asian="18pt" style:language-asian="ja" style:country-asian="JP" style:font-size-complex="18pt"/>
    </style:style>
    <style:style style:name="P5" style:family="paragraph" style:parent-style-name="Standard">
      <style:text-properties fo:font-size="18pt" fo:language="el" fo:country="GR" fo:font-style="italic" style:font-size-asian="18pt" style:language-asian="ja" style:country-asian="JP" style:font-style-asian="italic" style:font-size-complex="18pt" style:font-style-complex="italic"/>
    </style:style>
    <style:style style:name="T1" style:family="text">
      <style:text-properties style:language-asian="ja" style:country-asian="JP"/>
    </style:style>
    <style:style style:name="T2" style:family="text">
      <style:text-properties fo:language="en" fo:country="US"/>
    </style:style>
    <style:style style:name="T3" style:family="text">
      <style:text-properties fo:language="en" fo:country="US" style:language-asian="ja" style:country-asian="JP"/>
    </style:style>
    <style:style style:name="T4" style:family="text">
      <style:text-properties fo:language="en" fo:country="US" style:text-underline-style="solid" style:text-underline-width="auto" style:text-underline-color="font-color" fo:font-weight="normal" style:font-weight-asian="normal" style:font-weight-complex="normal"/>
    </style:style>
    <style:style style:name="T5" style:family="text">
      <style:text-properties fo:language="en" fo:country="US" fo:font-weight="bold" style:font-weight-asian="bold" style:font-weight-complex="bold"/>
    </style:style>
    <style:style style:name="T6" style:family="text">
      <style:text-properties fo:font-size="36pt" style:text-underline-style="solid" style:text-underline-width="auto" style:text-underline-color="font-color" style:font-size-asian="36pt" style:language-asian="ja" style:country-asian="JP" style:font-size-complex="36pt"/>
    </style:style>
    <style:style style:name="T7" style:family="text">
      <style:text-properties fo:font-size="36pt" fo:language="en" fo:country="US" style:text-underline-style="solid" style:text-underline-width="auto" style:text-underline-color="font-color" style:font-size-asian="36pt" style:language-asian="ja" style:country-asian="JP" style:font-size-complex="36pt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0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 text:c="19"/><text:span text:style-name="T6">Solar </text:span><text:span text:style-name="T7">Path </text:span><text:span text:style-name="T6">Finder</text:span></text:p>
      <text:p text:style-name="P3"/>
      <text:p text:style-name="P3"><text:s text:c="12"/>Ιστορικό κατασκεύης</text:p>
      <text:p text:style-name="P1">Συντάκτης: Αθηνά Αθανασάκη.</text:p>
      <text:p text:style-name="P1"/>
      <text:p text:style-name="P1"/>
      <text:p text:style-name="P1">Ξεκινήσαμε κάνοντας εβδομαδιαία μαθήματα ρομποτικής με τον Κ. <text:span text:style-name="T2">Κουράκ</text:span>η<text:span text:style-name="T2">.</text:span> Άφου μάθαμε τα βασικά γύρω απο τα κυκλώματα, τον προγραμματισμό και το <text:span text:style-name="T1">arduino, προχωρήσαμε σε διάφορες μικρές εργασίες</text:span><text:span text:style-name="T3">-project</text:span><text:span text:style-name="T1"> για να γίνουμε πιο οικείοι με το arduino.</text:span></text:p>
      <text:p text:style-name="P2"/>
      <text:p text:style-name="P2">Μετά από ψάξιμο στο ίντερνετ καταλήξαμε ότι η κατασκευή με την οποία θέλαμε να ασχοληθούμε ήταν ένα solar finder, μιάς και είναι μια συσκευή μέσα στην επικαιρότητα των ημερών αλλά και προσφέρει πολλά περιθώρια για εξέλιξη και πειραματισμό.</text:p>
      <text:p text:style-name="P2">Από τις παρακάτω πηγές, πήραμε την αρχική ιδέα για το πως θα έπρεπε να μοιάζει η συσκευή, τη λογική της λειτουργίας της και τον τρόπο προγραμματισμού της.</text:p>
      <text:p text:style-name="P1"/>
      <text:p text:style-name="P2"/>
      <text:p text:style-name="P1"><text:soft-page-break/><text:a xlink:type="simple" xlink:href="https://www.instructables.com/id/Arduino-Solar-Tracker/" text:style-name="Internet_20_link" text:visited-style-name="Visited_20_Internet_20_Link">https://www.instructables.com/id/Arduino-Solar-Tracker/</text:a><text:span text:style-name="T1"> </text:span></text:p>
      <text:p text:style-name="P1"><text:span text:style-name="T1">και τα 3</text:span><text:span text:style-name="T3">d stl </text:span><text:span text:style-name="T1">αρχεία από:</text:span></text:p>
      <text:p text:style-name="P1"><text:a xlink:type="simple" xlink:href="https://www.thingiverse.com/thing:53321" text:style-name="Internet_20_link" text:visited-style-name="Visited_20_Internet_20_Link">https://www.thingiverse.com/thing:53321</text:a><text:span text:style-name="T1"> </text:span></text:p>
      <text:p text:style-name="P2">(<text:span text:style-name="T10">Τα οποία τελικά τα ανασχεδιάσαμε με το </text:span><text:span text:style-name="T5">online tinkercad</text:span>)</text:p>
      <text:p text:style-name="P2"/>
      <text:p text:style-name="P2">Έτσι με βάση αυτές, φτιάξαμε μια πρόχειρη κατασκευή χρησιμοποιώντας υλικά απο παιδικά παιχνίδια για να διαπιστώσουμε αν το solar tracker, όντως δούλευε όπως έπρεπε.</text:p>
      <text:p text:style-name="P2"/>
      <text:p text:style-name="P2">Αφού η δοκιμή ολοκληρώθηκε με μερική αποτυχία ,αναγκαστήκαμε να κατανοήσουμε πληρώς το <text:span text:style-name="T2">hardware-software </text:span>και με πολλές διορθώσεις και αλλαγές η 5η δοκιμή μας <text:span text:style-name="T10">κατέληξε σε επιτυχία</text:span>. Ζητήσαμε απο το ΕΚΦΕ Χανίων να μας εκτυπώσει τα 3D κομμάτια που χρειαζόμασταν.</text:p>
      <text:p text:style-name="P2"/>
      <text:p text:style-name="P2">Ξεκινήσαμε γράφοντας ένα απλό πρόγραμμα, ώστε το φωτοβολταϊκό να στρέφεται προς την κατεύθυνση με το περισσότερο φως. <text:span text:style-name="T9">Αποφασίσαμε όμως ότι μια ακόμα χρήσιμη εφαρμογή του solar </text:span><text:span text:style-name="T4">path </text:span><text:span text:style-name="T9">finder θα ήταν η αποστολή δεδομένων της θέσης του. Με αυτό τον </text:span><text:soft-page-break/><text:span text:style-name="T9">τρόπο μπορούμε να έχουμε καταγραφή των </text:span><text:span text:style-name="T9">γωνιών που διαγράφει και έτσι, όταν τοποθετείται σε εξωτερικό χώρο, παίρνουμε ξεκάθαρη εικόνα του μονοπατιού του ήλιου σε εκείνη την περιοχή</text:span>.</text:p>
      <text:p text:style-name="P2"/>
      <text:p text:style-name="P1"><text:span text:style-name="T1">Για να το κάνουμε αυτό έπρεπε πρώτα να κατανοήσουμε τον τρόπο με τον οποίο κινείται ο ήλιος και το πως γίνονται αυτές οι μετρήσεις </text:span><text:span text:style-name="T1">στην πραγματικότητα, ώστε να βρούμε ενα τρόπο για να το κάνουμε μέσω της κατασκευής μας.</text:span></text:p>
      <text:p text:style-name="P2"/>
      <text:p text:style-name="P2">Αρχικά προσπαθήσαμε να το κάνουμε με την βοήθεια ενός αισθητήρα επιτάχυνσης-γυροσκοπίου-μαγνητόμετρου, όμως αποδείχθηκε ότι δεν ήταν εύκολο και το ποσοστό σφάλματος ήταν μεγάλο. Με επίπονη <text:span text:style-name="T2">βαθμονόμηση-calibration </text:span>τελικά δούλεψε ικανοποιητικά αλλά ο καθηγητής ,μας προέτρεψε να ασχοληθούμε-<text:span text:style-name="T8">εξελίξουμε έναν πιο απλό τρόπο εύρεσης των γωνιών του Ήλιου.</text:span> <text:span text:style-name="T2">Οπότε</text:span> αποφασίσαμε να αντικαταστήσουμε τα δύο απλά servo με αυτά που στέλνουν πίσω τη θέση στην οποία βρίσκεται το <text:span text:style-name="T2">servo </text:span>σωστά. ( <text:span text:style-name="T10">analogfeedback servo</text:span>). </text:p>
      <text:p text:style-name="P2"/>
      <text:p text:style-name="P2">Μη θέλοντας να διαλύσουμε την πρώτη μας κατασκευή, αποφασίσαμε να ξαναφτιάξουμε <text:soft-page-break/>ολόκληρο το <text:s/>solar <text:span text:style-name="T2">path </text:span>finder από το μηδέν, κάνοντας <text:span text:style-name="T10">ταυτόχρονα και κάποιες διορθώσεις στην δομή του</text:span>, για να γίνεται πιό σωστή και ομαλή η λειτουργεία του.</text:p>
      <text:p text:style-name="P2"><text:span text:style-name="T10">Τελικά επανασχεδιάσαμε</text:span> τα 3<text:span text:style-name="T2">d </text:span>εξαρτήματα 1)για να μπουν τα καινούργια-διαφορετικών διαστάσεων <text:span text:style-name="T2">servo </text:span>στην θέση των παλιών</text:p>
      <text:p text:style-name="P2">2)για να μπορεί η κατασκευή να δουλέψει σε εξωτερικό χώρο και να μετράει σωστά τις γωνίες <text:span text:style-name="T2">altitude,azimuth </text:span>του Ήλιου (η πηγή μας και ο αντίστοιχος δημιουργός της https://www.thingiverse.com/thing:53321 - προνόησε μόνο μια κατασκευή επίδειξης -απλά <text:span text:style-name="T2">solar tracker-</text:span> για εσωτερικό χώρο).</text:p>
      <text:p text:style-name="P2"/>
      <text:p text:style-name="P1"><text:span text:style-name="T1">Για να σιγουρευτούμε ότι οι τιμές που παίρναμε απο το </text:span><text:span text:style-name="T3">servo </text:span><text:span text:style-name="T1">ήταν σωστές, κάναμε κάποιες δοκιμές ,</text:span><text:span text:style-name="T3"> </text:span><text:span text:style-name="T1">βαθμονόμηση των </text:span><text:span text:style-name="T3">servo(calibration).</text:span></text:p>
      <text:p text:style-name="P2">Καταλήξαμε στην δημιουργία χαρτών <text:span text:style-name="T2">-map</text:span>, ώστε να γίνει αναλογία των τιμών που έδινε με τις πραγματικές.</text:p>
      <text:p text:style-name="P2"/>
      <text:p text:style-name="P2"/>
      <text:p text:style-name="P2">Έπειτα, ξαναγράψαμε το πρόγραμμα του <text:s/>solar <text:span text:style-name="T2">path </text:span>finder κάνοντας τις απαραίτητες αλλαγές και το δοκιμάσαμε αρκετές φορές, ώστε να λύσουμε <text:soft-page-break/>τυχόν σφάλματα που παρουσίαζε στην λειτουργία του.</text:p>
      <text:p text:style-name="P2"/>
      <text:p text:style-name="P2">Με το δικό μας λογισμικό μπορεί να γινεί live αναπαραγωγή των δεδομένων που συλλέγει το <text:s/>solar <text:span text:style-name="T2">path </text:span>finder και έτσι οποιοσδήποτε και απο οπουδήποτε να έχει πρόσβαση σε αυτές τις πληροφοριές τις οποίες μπορεί να χρησιμοποιήσει για τις δικές του εργασίες.</text:p>
      <text:p text:style-name="P2"/>
      <text:p text:style-name="P2"/>
      <text:p text:style-name="P2"/>
      <text:p text:style-name="P2">ΓΕΛ – ΕΠΑΛ ΚΙΣΑΜΟΥ<text:span text:style-name="T2">(</text:span>ΣΥΝΕΡΓΑΣΙΑ)</text:p>
      <text:p text:style-name="P2">Οι μαθητές :</text:p>
      <text:p text:style-name="P4">ΑΘΗΝΑ ΑΘΑΝΑΣΑΚΗ</text:p>
      <text:p text:style-name="P4">ΣΠΥΡΙΔΩΝ ΕΙΡΗΝΑΚΗΣ</text:p>
      <text:p text:style-name="P4">ΣΤΕΛΛΑ ΑΜΠΟΥΧΑΝΗ</text:p>
      <text:p text:style-name="P2"/>
      <text:p text:style-name="P2"/>
      <text:p text:style-name="P2">Ο επιβλέπων καθηγητής:</text:p>
      <text:p text:style-name="P4">ΚΟΥΡΑΚΗΣ ΝΕΚΤΑΡΙΟΣ</text:p>
      <text:p text:style-name="P4"><text:s/></text:p>
      <text:p text:style-name="P5">ΣΥΝΤΑΚΤΗΣ:ΑΘΗΝΑ ΑΘΑΝΑΣΑΚΗ</text:p>
      <text:p text:style-name="P2"/>
      <text:p text:style-name="P2"/>
      <text:p text:style-name="P2"/>
      <text:p text:style-name="P2"/>
      <text:p text:style-name="P2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Αθηνα Αθανασακη</meta:initial-creator>
    <meta:creation-date>2020-03-21T19:47:12.92</meta:creation-date>
    <meta:generator>OpenOffice/4.1.5$Win32 OpenOffice.org_project/415m1$Build-9789</meta:generator>
    <dc:date>2020-06-15T16:58:01.71</dc:date>
    <meta:editing-duration>PT1H34M8S</meta:editing-duration>
    <meta:editing-cycles>9</meta:editing-cycles>
    <meta:document-statistic meta:table-count="0" meta:image-count="0" meta:object-count="0" meta:page-count="6" meta:paragraph-count="31" meta:word-count="579" meta:character-count="3943"/>
  </office:meta>
</office:document-meta>
</file>